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APIs:</text:h>
      <text:list text:style-name="L2">
        <text:list-item>
          <text:p text:style-name="P3"><text:span text:style-name="Strong_20_Emphasis">What is an API?</text:span>:</text:p>
          <text:list>
            <text:list-item>
              <text:p text:style-name="P4">An API (Application Programming Interface) is a set of rules, protocols, and tools that allow different software applications to communicate with each other. It defines the methods and data formats that applications can use to request and exchange information.</text:p>
            </text:list-item>
            <text:list-item>
              <text:p text:style-name="P4">APIs abstract the complexity of underlying systems and provide a standardized way for applications to interact, enabling interoperability and integration.</text:p>
            </text:list-item>
            <text:list-item>
              <text:p text:style-name="P4">APIs can be thought of as a contract between software components, specifying how they should interact and what functionalities are available.</text:p>
            </text:list-item>
          </text:list>
        </text:list-item>
        <text:list-item>
          <text:p text:style-name="P3"><text:span text:style-name="Strong_20_Emphasis">Types of APIs</text:span>:</text:p>
          <text:list>
            <text:list-item>
              <text:p text:style-name="P3"><text:span text:style-name="Strong_20_Emphasis">Web APIs</text:span>:</text:p>
              <text:list>
                <text:list-item>
                  <text:p text:style-name="P4">Web APIs, also known as HTTP APIs or RESTful APIs, are accessed over the internet using HTTP (Hypertext Transfer Protocol).</text:p>
                </text:list-item>
                <text:list-item>
                  <text:p text:style-name="P4">They allow clients to interact with web servers and access resources such as data, services, or functionalities.</text:p>
                </text:list-item>
                <text:list-item>
                  <text:p text:style-name="P4">Web APIs are commonly used for building web applications, mobile apps, and integrations with third-party services.</text:p>
                </text:list-item>
              </text:list>
            </text:list-item>
            <text:list-item>
              <text:p text:style-name="P3"><text:span text:style-name="Strong_20_Emphasis">Library APIs</text:span>:</text:p>
              <text:list>
                <text:list-item>
                  <text:p text:style-name="P4">Library APIs are provided by libraries or frameworks within a programming language.</text:p>
                </text:list-item>
                <text:list-item>
                  <text:p text:style-name="P4">They define functions, classes, and methods that developers can use to perform specific tasks without needing to implement the functionality from scratch.</text:p>
                </text:list-item>
                <text:list-item>
                  <text:p text:style-name="P4">Library APIs abstract low-level implementation details and provide a higher-level interface for developers to work with.</text:p>
                </text:list-item>
              </text:list>
            </text:list-item>
            <text:list-item>
              <text:p text:style-name="P3"><text:span text:style-name="Strong_20_Emphasis">Operating System APIs</text:span>:</text:p>
              <text:list>
                <text:list-item>
                  <text:p text:style-name="P4">Operating System APIs provide interfaces to interact with system resources such as files, processes, memory, and hardware devices.</text:p>
                </text:list-item>
                <text:list-item>
                  <text:p text:style-name="P4">They enable applications to perform tasks like file management, process control, networking, and device communication.</text:p>
                </text:list-item>
                <text:list-item>
                  <text:p text:style-name="P4">Operating System APIs abstract the complexity of interacting with underlying system components and provide a standardized way for applications to access system resources.</text:p>
                </text:list-item>
              </text:list>
            </text:list-item>
            <text:list-item>
              <text:p text:style-name="P3"><text:span text:style-name="Strong_20_Emphasis">Third-party APIs</text:span>:</text:p>
              <text:list>
                <text:list-item>
                  <text:p text:style-name="P4">Third-party APIs are provided by external services or platforms to allow developers to integrate their applications with those services.</text:p>
                </text:list-item>
                <text:list-item>
                  <text:p text:style-name="P4">They expose functionalities or data that developers can leverage to enhance their applications or build new features.</text:p>
                </text:list-item>
                <text:list-item>
                  <text:p text:style-name="P4">Third-party APIs enable developers to access services such as social media platforms, payment gateways, mapping services, and cloud storage.</text:p>
                </text:list-item>
              </text:list>
            </text:list-item>
          </text:list>
        </text:list-item>
        <text:list-item>
          <text:p text:style-name="P3"><text:soft-page-break/><text:span text:style-name="Strong_20_Emphasis">Components of an API</text:span>:</text:p>
          <text:list>
            <text:list-item>
              <text:p text:style-name="P3"><text:span text:style-name="Strong_20_Emphasis">Endpoints</text:span>:</text:p>
              <text:list>
                <text:list-item>
                  <text:p text:style-name="P4">Endpoints are URLs exposed by the API for accessing its functionalities.</text:p>
                </text:list-item>
                <text:list-item>
                  <text:p text:style-name="P4">Each endpoint represents a specific resource or action that clients can perform.</text:p>
                </text:list-item>
                <text:list-item>
                  <text:p text:style-name="P4">Endpoints define the entry points for interacting with the API and the operations that can be performed.</text:p>
                </text:list-item>
              </text:list>
            </text:list-item>
            <text:list-item>
              <text:p text:style-name="P3"><text:span text:style-name="Strong_20_Emphasis">Methods</text:span>:</text:p>
              <text:list>
                <text:list-item>
                  <text:p text:style-name="P4">HTTP methods such as GET, POST, PUT, DELETE are used to perform operations on resources.</text:p>
                </text:list-item>
                <text:list-item>
                  <text:p text:style-name="P4">GET is used to retrieve data, POST to create data, PUT to update data, DELETE to delete data.</text:p>
                </text:list-item>
                <text:list-item>
                  <text:p text:style-name="P4">Methods define the actions that clients can take on resources and the corresponding operations that the API supports.</text:p>
                </text:list-item>
              </text:list>
            </text:list-item>
            <text:list-item>
              <text:p text:style-name="P3"><text:span text:style-name="Strong_20_Emphasis">Request and Response</text:span>:</text:p>
              <text:list>
                <text:list-item>
                  <text:p text:style-name="P4">Requests are made by clients to the API, specifying the desired endpoint, method, and any required parameters or data.</text:p>
                </text:list-item>
                <text:list-item>
                  <text:p text:style-name="P4">Responses are returned by the API to the client, containing the requested data or indicating the result of the operation.</text:p>
                </text:list-item>
                <text:list-item>
                  <text:p text:style-name="P4">Requests and responses define the communication protocol between clients and the API, including data formats, headers, and status codes.</text:p>
                </text:list-item>
              </text:list>
            </text:list-item>
            <text:list-item>
              <text:p text:style-name="P3"><text:span text:style-name="Strong_20_Emphasis">Authentication and Authorization</text:span>:</text:p>
              <text:list>
                <text:list-item>
                  <text:p text:style-name="P4">Authentication verifies the identity of clients accessing the API, ensuring that only authorized users can access protected resources.</text:p>
                </text:list-item>
                <text:list-item>
                  <text:p text:style-name="P4">Authorization determines what actions clients are allowed to perform based on their identity and permissions.</text:p>
                </text:list-item>
                <text:list-item>
                  <text:p text:style-name="P4">Authentication and authorization mechanisms protect the API from unauthorized access and ensure data security and integrity.</text:p>
                </text:list-item>
              </text:list>
            </text:list-item>
            <text:list-item>
              <text:p text:style-name="P3"><text:span text:style-name="Strong_20_Emphasis">Documentation</text:span>:</text:p>
              <text:list>
                <text:list-item>
                  <text:p text:style-name="P4">Detailed documentation provides information on how to use the API, including endpoints, parameters, request/response formats, authentication methods, and usage examples.</text:p>
                </text:list-item>
                <text:list-item>
                  <text:p text:style-name="P4">Documentation helps developers understand the capabilities of the API, how to interact with it, and troubleshoot issues.</text:p>
                </text:list-item>
                <text:list-item>
                  <text:p text:style-name="P4">Well-documented APIs improve developer experience and facilitate integration with external services.</text:p>
                </text:list-item>
              </text:list>
            </text:list-item>
          </text:list>
        </text:list-item>
        <text:list-item>
          <text:p text:style-name="P3"><text:span text:style-name="Strong_20_Emphasis">Examples</text:span>:</text:p>
          <text:list>
            <text:list-item>
              <text:p text:style-name="P3"><text:span text:style-name="Strong_20_Emphasis">RESTful API</text:span>:</text:p>
              <text:list>
                <text:list-item>
                  <text:p text:style-name="P4"><text:soft-page-break/>RESTful APIs adhere to the principles of REST (Representational State Transfer), which emphasize stateless communication and resource-based interactions.</text:p>
                </text:list-item>
                <text:list-item>
                  <text:p text:style-name="P4">They use standard HTTP methods (GET, POST, PUT, DELETE) to perform operations on resources identified by URIs (Uniform Resource Identifiers).</text:p>
                </text:list-item>
                <text:list-item>
                  <text:p text:style-name="P4">RESTful APIs provide a scalable and flexible architecture for building web services that can be easily consumed by clients.</text:p>
                </text:list-item>
              </text:list>
            </text:list-item>
            <text:list-item>
              <text:p text:style-name="P3"><text:span text:style-name="Strong_20_Emphasis">Library API</text:span>:</text:p>
              <text:list>
                <text:list-item>
                  <text:p text:style-name="P4">Library APIs provide functions and classes within a programming language to perform specific tasks or implement certain functionalities.</text:p>
                </text:list-item>
                <text:list-item>
                  <text:p text:style-name="P4">They encapsulate reusable code and provide an abstraction layer for developers to work with, reducing development time and effort.</text:p>
                </text:list-item>
                <text:list-item>
                  <text:p text:style-name="P4">Library APIs simplify common programming tasks and promote code reuse across projects.</text:p>
                </text:list-item>
              </text:list>
            </text:list-item>
            <text:list-item>
              <text:p text:style-name="P3"><text:span text:style-name="Strong_20_Emphasis">Operating System API</text:span>:</text:p>
              <text:list>
                <text:list-item>
                  <text:p text:style-name="P4">Operating System APIs provide interfaces for applications to interact with system resources and services provided by the underlying operating system.</text:p>
                </text:list-item>
                <text:list-item>
                  <text:p text:style-name="P4">They enable applications to perform tasks such as file I/O, process management, memory allocation, network communication, and device control.</text:p>
                </text:list-item>
                <text:list-item>
                  <text:p text:style-name="P4">Operating System APIs abstract the complexities of hardware and system-level interactions, providing a platform-independent way for applications to access system functionalities.</text:p>
                </text:list-item>
              </text:list>
            </text:list-item>
            <text:list-item>
              <text:p text:style-name="P3"><text:span text:style-name="Strong_20_Emphasis">Third-party API</text:span>:</text:p>
              <text:list>
                <text:list-item>
                  <text:p text:style-name="P4">Third-party APIs are provided by external services or platforms to allow developers to access their functionalities or data.</text:p>
                </text:list-item>
                <text:list-item>
                  <text:p text:style-name="P4">They enable developers to integrate with external services, leverage existing capabilities, and build innovative applications.</text:p>
                </text:list-item>
                <text:list-item>
                  <text:p text:style-name="P3">Third-party APIs offer a wide range of functionalities, including social media integration, payment processing, geolocation services, data analytics, and more.</text:p>
                </text:list-item>
              </text:list>
            </text:list-item>
          </text:list>
        </text:list-item>
      </text:list>
      <text:p text:style-name="Text_20_body"/>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3T14:42:14.934622833</meta:creation-date>
    <dc:date>2024-04-03T14:46:40.414561633</dc:date>
    <meta:editing-duration>PT4M25S</meta:editing-duration>
    <meta:editing-cycles>1</meta:editing-cycles>
    <meta:document-statistic meta:table-count="0" meta:image-count="0" meta:object-count="0" meta:page-count="3" meta:paragraph-count="60" meta:word-count="858" meta:character-count="5739" meta:non-whitespace-character-count="5000"/>
    <meta:generator>LibreOffice/7.6.6.3$Linux_X86_64 LibreOffice_project/60$Build-3</meta:generator>
  </office:meta>
</office:document-meta>
</file>